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ingSAXPipe.isIns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SAXPipe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setup( int index , Profiler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ingSAXPipe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exi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SAXPipe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SAXPipe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filingSAXPipe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ingSAXPipe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ingSAXPipe.ente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ingSAXPipe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